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000000" style:font-name="Droid Sans Mono" fo:font-size="12pt" fo:font-weight="normal" fo:background-color="#ffffff" style:font-size-asian="12pt" style:font-size-complex="12pt"/>
    </style:style>
    <style:style style:name="P2" style:family="paragraph" style:parent-style-name="Standard">
      <style:text-properties fo:color="#000000" fo:font-size="12pt" fo:background-color="#ffffff" style:font-size-asian="12pt" style:font-size-complex="12pt"/>
    </style:style>
    <style:style style:name="P3" style:family="paragraph" style:parent-style-name="Standard">
      <style:paragraph-properties style:line-height-at-least="0.402cm"/>
      <style:text-properties fo:color="#000000" fo:font-size="12pt" fo:background-color="#ffffff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color="#569cd6" fo:font-weight="bold"/>
    </style:style>
    <style:style style:name="T4" style:family="text">
      <style:text-properties fo:color="#569cd6" fo:font-style="italic"/>
    </style:style>
    <style:style style:name="T5" style:family="text">
      <style:text-properties fo:color="#6796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# </text:span><text:span text:style-name="T1">_Exercise_</text:span></text:p>
      <text:p text:style-name="P3"/>
      <text:p text:style-name="P1">Steps used to create frontend (react js):</text:p>
      <text:p text:style-name="P1">- Installing packages using yarn install.</text:p>
      <text:p text:style-name="P1">- Creating the folder structure.</text:p>
      <text:p text:style-name="P1">- Adding RepoTable file in views directory.</text:p>
      <text:p text:style-name="P1">- Creating Api directory for common utilities for api calls.</text:p>
      <text:p text:style-name="P1">- Adding api calls to get repository data from node backend.</text:p>
      <text:p text:style-name="P1">- Adding api call to fetch mark down details.</text:p>
      <text:p text:style-name="P1">- Adding basic table view in RepoTable file to display all the repo in table.</text:p>
      <text:p text:style-name="P1">- Adding dropdown in table in language column to filter out the records based on language.</text:p>
      <text:p text:style-name="P1">- Adding a modal to display selected info in modal.</text:p>
      <text:p text:style-name="P1">- Adding data of markdown in model.</text:p>
      <text:p text:style-name="P1">- Handling the component when no data found in markdown api.</text:p>
      <text:p text:style-name="P1">- Adding loader in assets directory.</text:p>
      <text:p text:style-name="P1">- Adding loader in component loading.</text:p>
      <text:p text:style-name="P1">- Run project using "npm start".</text:p>
      <text:p text:style-name="P3"/>
      <text:p text:style-name="P1">Steps used to create backend api (node):</text:p>
      <text:p text:style-name="P1">- Installing dependencies using npm install command.</text:p>
      <text:p text:style-name="P1">- Creating necessary directories like services.</text:p>
      <text:p text:style-name="P1">- Adding the logical part to repoDetails.services file in services directory.</text:p>
      <text:p text:style-name="P1">- Adding function to fetch repository details from existing data.json file.</text:p>
      <text:p text:style-name="P1">- Adding a fuction to fetch the repository data from remote url using axios package.</text:p>
      <text:p text:style-name="P1">- Creating function call of both the function in routes, and merging response from both the api.</text:p>
      <text:p text:style-name="P1">- Returning the respose to client.</text:p>
      <text:p text:style-name="P1">- Run project using "npm start".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22:13:11.740064797</meta:creation-date>
    <dc:date>2022-07-04T22:14:08.687607112</dc:date>
    <meta:editing-duration>PT57S</meta:editing-duration>
    <meta:editing-cycles>1</meta:editing-cycles>
    <meta:document-statistic meta:table-count="0" meta:image-count="0" meta:object-count="0" meta:page-count="1" meta:paragraph-count="25" meta:word-count="220" meta:character-count="1290" meta:non-whitespace-character-count="1095"/>
    <meta:generator>LibreOffice/6.4.7.2$Linux_X86_64 LibreOffice_project/40$Build-2</meta:generator>
  </office:meta>
</office:document-meta>
</file>